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justify" fo:text-align-last="star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justify" fo:text-align-last="star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9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19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57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9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07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84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4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87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50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72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36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39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76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22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79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60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392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25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395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65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39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10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69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13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5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16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</office:automatic-styles>
  <office:body>
    <office:presentation>
      <draw:page draw:name="Slide1" draw:style-name="a380" draw:master-page-name="Master1-Layout1-title-Diapositive-de-titre" presentation:presentation-page-layout-name="Master1-PPL1">
        <draw:frame draw:id="id63" draw:style-name="a385" draw:name="ZoneTexte 3" svg:x="2.48003in" svg:y="0.28505in" svg:width="5.59117in" svg:height="0.40391in">
          <draw:text-box>
            <text:p text:style-name="a384" text:class-names="" text:cond-style-name=""><text:span text:style-name="a381" text:class-names="">Exo 3 : étau 5 axes<text:s text:c="1"/></text:span><text:span text:style-name="a382" text:class-names="">ugv</text:span><text:span text:style-name="a383" text:class-names=""/></text:p>
          </draw:text-box>
          <svg:title/>
          <svg:desc/>
        </draw:frame>
        <draw:frame draw:id="id64" draw:style-name="a426" draw:name="ZoneTexte 5" svg:x="0.51131in" svg:y="0.91504in" svg:width="7.0874in" svg:height="4.94785in">
          <draw:text-box>
            <text:p text:style-name="a387" text:class-names="" text:cond-style-name=""><text:span text:style-name="a386" text:class-names="">Objectif 1 : Modéliser les efforts de serrage de l'embase de l’étau sur la palette</text:span></text:p>
            <text:p text:style-name="a389" text:class-names="" text:cond-style-name=""><text:span text:style-name="a388" text:class-names=""/></text:p>
            <text:list text:style-name="a392">
              <text:list-item>
                <text:p text:style-name="a391" text:class-names="" text:cond-style-name=""><text:span text:style-name="a390" text:class-names="">Appliquer un matériau sur l’ensemble de l’étau :</text:span></text:p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Alu pour la pièce à usiner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Acier pour le rest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/></text:p>
                  </text:list-item>
                </text:list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Modéliser la mise et le maintien en position de la palette sur la table de la machine.<text:s text:c="1"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Modéliser les efforts de serrage des 4 vis de fixation de l’embase de l’étau sur la palette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Appliquer un effort de serrage de 60 N par vis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Définir un maillage local plus fin près des zones de contraintes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Visualiser les déformations sur l’embase de l’étau (déformation, contrainte maxi)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</draw:page>
      <draw:page draw:name="Slide2" draw:style-name="a427" draw:master-page-name="Master1-Layout2-obj-Titre-et-contenu" presentation:presentation-page-layout-name="Master1-PPL2">
        <draw:custom-shape svg:x="0.35381in" svg:y="0.52129in" svg:width="9.13487in" svg:height="6.83275in" draw:id="id65" draw:style-name="a502" draw:name="Rectangle 3">
          <svg:title/>
          <svg:desc/>
          <text:p text:style-name="a429" text:class-names="" text:cond-style-name=""><text:span text:style-name="a428" text:class-names="">Objectif 2 : Modéliser les efforts de la vis de manœuvre de l’étau</text:span></text:p>
          <text:p text:style-name="a431" text:class-names="" text:cond-style-name=""><text:span text:style-name="a430" text:class-names=""/></text:p>
          <text:list text:style-name="a436">
            <text:list-item>
              <text:p text:style-name="a435" text:class-names="" text:cond-style-name=""><text:span text:style-name="a432" text:class-names="">Appliquer un effort de serrage sur la vis de manœuvre de l’</text:span><text:span text:style-name="a433" text:class-names="">é</text:span><text:span text:style-name="a434" text:class-names="">tau</text:span></text:p>
            </text:list-item>
          </text:list>
          <text:list text:style-name="a439">
            <text:list-item>
              <text:p text:style-name="a438" text:class-names="" text:cond-style-name=""><text:span text:style-name="a437" text:class-names="">Mettre un capteur de déplacement afin de mesurer le déplacement du mors mobile</text:span></text:p>
            </text:list-item>
          </text:list>
          <text:p text:style-name="a441" text:class-names="" text:cond-style-name=""><text:span text:style-name="a440" text:class-names=""/></text:p>
          <text:p text:style-name="a443" text:class-names="" text:cond-style-name=""><text:span text:style-name="a442" text:class-names="">Objectif 3 : Modéliser les efforts d’usinage sur le brut</text:span></text:p>
          <text:p text:style-name="a445" text:class-names="" text:cond-style-name=""><text:span text:style-name="a444" text:class-names=""/></text:p>
          <text:list text:style-name="a448">
            <text:list-item>
              <text:p text:style-name="a447" text:class-names="" text:cond-style-name=""><text:span text:style-name="a446" text:class-names="">Simuler les efforts de coupe de lors de l’usinage du brut en appliquant sur une extrémité du cube :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Un effort normal de N=600 N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Un effort tranchant de T = 800 N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Un couple Cz = 60N.m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/></text:p>
                </text:list-item>
              </text:list>
            </text:list-item>
          </text:list>
          <text:list text:style-name="a465">
            <text:list-item>
              <text:p text:style-name="a464" text:class-names="" text:cond-style-name=""><text:span text:style-name="a461" text:class-names="">Identifier la zone de déformation maxi sur l’</text:span><text:span text:style-name="a462" text:class-names="">é</text:span><text:span text:style-name="a463" text:class-names="">tau</text:span></text:p>
            </text:list-item>
          </text:list>
          <text:list text:style-name="a469">
            <text:list-item>
              <text:p text:style-name="a468" text:class-names="" text:cond-style-name=""><text:span text:style-name="a466" text:class-names="">Appliquer une maillage local plus fin dans les zones les plus contraintes</text:span><text:span text:style-name="a467" text:class-names=""/></text:p>
            </text:list-item>
          </text:list>
          <text:list text:style-name="a472">
            <text:list-item>
              <text:p text:style-name="a471" text:class-names="" text:cond-style-name=""><text:span text:style-name="a470" text:class-names="">Déterminer le déplacement maxi et le tenseur des contraintes au point critique</text:span></text:p>
            </text:list-item>
          </text:list>
          <text:list text:style-name="a476">
            <text:list-item>
              <text:p text:style-name="a475" text:class-names="" text:cond-style-name=""><text:span text:style-name="a473" text:class-names="">Vérifier si l’effor</text:span><text:span text:style-name="a474" text:class-names="">t de serrage de la vis de manœuvre permet de maintenir la pièce en position initiale</text:span></text:p>
            </text:list-item>
          </text:list>
          <text:list text:style-name="a479">
            <text:list-item>
              <text:p text:style-name="a478" text:class-names="" text:cond-style-name=""><text:span text:style-name="a477" text:class-names="">Modéliser les déformations éventuelles des mors sur la pièce brute.</text:span></text:p>
            </text:list-item>
          </text:list>
          <text:list text:style-name="a484">
            <text:list-item>
              <text:p text:style-name="a483" text:class-names="" text:cond-style-name=""><text:span text:style-name="a480" text:class-names="">Positionner un capteur sur la zone critique de la pièce et de l’</text:span><text:span text:style-name="a481" text:class-names="">etau</text:span><text:span text:style-name="a482" text:class-names="">.<text:s text:c="1"/></text:span></text:p>
            </text:list-item>
          </text:list>
          <text:list text:style-name="a487">
            <text:list-item>
              <text:p text:style-name="a486" text:class-names="" text:cond-style-name=""><text:span text:style-name="a485" text:class-names="">Faire évoluer les contraintes initiales pour déterminer le couple de serrage optimal</text:span></text:p>
            </text:list-item>
          </text:list>
          <text:list text:style-name="a491">
            <text:list-item>
              <text:p text:style-name="a490" text:class-names="" text:cond-style-name=""><text:span text:style-name="a488" text:class-names="">Vérifier la cohérence des calculs et du modèle.<text:s text:c="1"/></text:span><text:span text:style-name="a489" text:class-names=""/></text:p>
            </text:list-item>
          </text:list>
          <text:list text:style-name="a495">
            <text:list-item>
              <text:p text:style-name="a494" text:class-names="" text:cond-style-name=""><text:span text:style-name="a492" text:class-names="">Vérifier les résultats avec les capteurs. Conclure</text:span><text:span text:style-name="a493" text:class-names=""/></text:p>
            </text:list-item>
          </text:list>
          <text:list text:style-name="a498">
            <text:list-item>
              <text:p text:style-name="a497" text:class-names="" text:cond-style-name=""><text:span text:style-name="a496" text:class-names=""/></text:p>
            </text:list-item>
          </text:list>
          <text:list text:style-name="a501">
            <text:list-item>
              <text:p text:style-name="a500" text:class-names="" text:cond-style-name=""><text:span text:style-name="a49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gael</meta:initial-creator>
    <dc:creator>gael</dc:creator>
    <meta:creation-date>2011-04-18T19:27:17Z</meta:creation-date>
    <dc:date>2011-04-18T20:11:19Z</dc:date>
    <meta:editing-cycles>2</meta:editing-cycles>
    <meta:editing-duration>PT2332S</meta:editing-duration>
    <meta:document-statistic meta:paragraph-count="34" meta:word-count="300"/>
  </office:meta>
</office:document-meta>
</file>